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6E4A960270FD1219.png" manifest:media-type="image/png"/>
  <manifest:file-entry manifest:full-path="Pictures/100073ED00009698000054AB7D04B82717649E2D.svg" manifest:media-type="image/svg+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14.224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title">
      <style:graphic-properties fo:min-height="4.591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notes">
      <style:graphic-properties draw:fill-color="#ffffff" fo:min-height="14cm"/>
    </style:style>
    <style:style style:name="P1" style:family="paragraph">
      <style:text-properties fo:color="#ff0000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color="#ff3300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3300"/>
    </style:style>
    <style:style style:name="T3" style:family="text">
      <style:text-properties fo:color="#006699" fo:font-style="italic" style:font-style-asian="italic" style:font-style-complex="italic"/>
    </style:style>
    <style:style style:name="T4" style:family="text">
      <style:text-properties fo:color="#006666" fo:font-size="32pt" fo:font-style="italic" style:font-size-asian="32pt" style:font-style-asian="italic" style:font-size-complex="32pt" style:font-style-complex="italic"/>
    </style:style>
    <style:style style:name="T5" style:family="text">
      <style:text-properties fo:color="#009999" fo:font-size="32pt" fo:font-style="italic" style:font-size-asian="32pt" style:font-style-asian="italic" style:font-size-complex="32pt" style:font-style-complex="italic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336666" fo:font-size="32pt" fo:font-style="italic" style:font-size-asian="32pt" style:font-style-asian="italic" style:font-size-complex="32pt" style:font-style-complex="italic"/>
    </style:style>
    <style:style style:name="T8" style:family="text">
      <style:text-properties fo:color="#000000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text-style-name="P1" draw:layer="layout" svg:width="22.5cm" svg:height="14.224cm" svg:x="2.138cm" svg:y="1.27cm" presentation:class="title" presentation:user-transformed="true">
          <draw:text-box>
            <text:p><text:span text:style-name="T1">Cài đặt và sử dụng git trên Ubuntu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3" draw:text-style-name="P3" draw:layer="layout" svg:width="22.5cm" svg:height="4.591cm" svg:x="1.4cm" svg:y="0.038cm" presentation:class="title" presentation:user-transformed="true">
          <draw:text-box>
            <text:p><text:span text:style-name="T2">Cài đặt và sử dụng git trên Ubuntu </text:span>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p>Cài đặt git trên Ubuntu → mở Terminal(Ctrl + Alt+ T) gõ:</text:p>
            <text:p><text:span text:style-name="T3">sudo apt-get install git</text:span></text:p>
            <text:p/>
            <text:p>Kiểm tra phiên bản git:</text:p>
            <text:p><text:span text:style-name="T3">Git --version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3" draw:layer="layout" svg:width="22.5cm" svg:height="4.591cm" svg:x="1.4cm" svg:y="0.038cm" presentation:class="title" presentation:user-transformed="true">
          <draw:text-box>
            <text:p><text:span text:style-name="T2">Cài đặt và sử dụng git trên Ubuntu </text:span>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ruy cập vào http://github.com để đăng ký </text:p>
              </text:list-item>
              <text:list-item>
                <text:p>Trên Ubuntu:</text:p>
                <text:p><text:span text:style-name="T4">git config --global user.name &lt;Tên TK github &gt;</text:span></text:p>
                <text:p><text:span text:style-name="T5">git config --global user.email &lt;Tên email ĐK github&gt;</text:span></text:p>
                <text:p><text:span text:style-name="T6"/></text:p>
              </text:list-item>
              <text:list-item>
                <text:p><text:span text:style-name="T6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3" draw:layer="layout" svg:width="22.5cm" svg:height="4.591cm" svg:x="1.4cm" svg:y="0.038cm" presentation:class="title" presentation:user-transformed="true">
          <draw:text-box>
            <text:p><text:span text:style-name="T2">Cài đặt và sử dụng git trên Ubuntu </text:span></text:p>
          </draw:text-box>
        </draw:frame>
        <draw:frame presentation:style-name="pr4" draw:layer="layout" svg:width="25.2cm" svg:height="14.746cm" svg:x="1.4cm" svg:y="5.066cm" presentation:class="outline" presentation:user-transformed="true">
          <draw:text-box>
            <text:list text:style-name="L2">
              <text:list-item>
                <text:p>Sau khi cấu hình xong TK khởi tạo kho chứa ở local:</text:p>
                <text:p><text:span text:style-name="T5">git init &lt;tên kho chứa&gt;</text:span></text:p>
                <text:p><text:span text:style-name="T6">Ex: git init Memories</text:span></text:p>
              </text:list-item>
              <text:list-item>
                <text:p><text:span text:style-name="T6">Di chuyển đến thư mục Memories</text:span></text:p>
                <text:p><text:span text:style-name="T7">cd Memories</text:span></text:p>
              </text:list-item>
              <text:list-item>
                <text:p><text:span text:style-name="T8">Tạo 1 file bất kỳ và gõ 1 đoạn code:</text:span></text:p>
                <text:p><text:span text:style-name="T5">gedit hello.c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3" draw:layer="layout" svg:width="22.5cm" svg:height="4.591cm" svg:x="1.4cm" svg:y="0.038cm" presentation:class="title" presentation:user-transformed="true">
          <draw:text-box>
            <text:p><text:span text:style-name="T2">Cài đặt và sử dụng git trên Ubuntu </text:span>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ùng lệnh:</text:p>
                <text:p><text:span text:style-name="T5">git status</text:span></text:p>
                <text:p>để kiểm tra trạng thái git</text:p>
              </text:list-item>
              <text:list-item>
                <text:p>Thêm vào chỉ mục trên git:</text:p>
                <text:p><text:span text:style-name="T5">git add &lt;tên file&gt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3" draw:layer="layout" svg:width="22.5cm" svg:height="4.591cm" svg:x="1.4cm" svg:y="0.038cm" presentation:class="title" presentation:user-transformed="true">
          <draw:text-box>
            <text:p><text:span text:style-name="T2">Cài đặt và sử dụng git trên Ubuntu 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Đánh dấu phiên bản với nội dung:</text:p>
                <text:p><text:span text:style-name="T4">git commit -m &lt;Nội dung&gt;</text:span></text:p>
                <text:p><text:span text:style-name="T8">Ex: “Hello world”</text:span></text:p>
              </text:list-item>
              <text:list-item>
                <text:p>Tìm hiểu thêm về lệnh commit:</text:p>
                <text:p><text:span text:style-name="T5">git commit --help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3" draw:layer="layout" svg:width="22.5cm" svg:height="4.591cm" svg:x="1.4cm" svg:y="0.038cm" presentation:class="title" presentation:user-transformed="true">
          <draw:text-box>
            <text:p><text:span text:style-name="T2">Cài đặt và sử dụng git trên Ubuntu 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Kết nối git ở local tới git trên web:</text:p>
                <text:p><text:span text:style-name="T5">git retmote add &lt;tên&gt; &lt;url&gt;</text:span></text:p>
                <text:p>“tên” đặt bất kỳ, url là đường dẫn</text:p>
                <text:p><text:span text:style-name="T6">Ex: git remote add myGit https://github.com/anhtuan10/Memories.gi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3" draw:layer="layout" svg:width="22.5cm" svg:height="4.591cm" svg:x="1.4cm" svg:y="0.038cm" presentation:class="title" presentation:user-transformed="true">
          <draw:text-box>
            <text:p><text:span text:style-name="T2">Cài đặt và sử dụng git trên Ubuntu 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Đưa file lên Github:</text:p>
                <text:p><text:span text:style-name="T5">git push &lt;tên&gt; &lt;nhánh&gt;</text:span></text:p>
                <text:p>Ex: git push myGit master</text:p>
              </text:list-item>
              <text:list-item>
                <text:p>Yêu cầu nhập username và pass TK g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6E4A960270FD1219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9T10:33:46.950196194</meta:creation-date>
    <dc:date>2019-11-30T08:28:25.326030136</dc:date>
    <meta:editing-duration>PT3H22M13S</meta:editing-duration>
    <meta:editing-cycles>4</meta:editing-cycles>
    <meta:generator>LibreOffice/5.1.6.2$Linux_X86_64 LibreOffice_project/10m0$Build-2</meta:generator>
    <meta:document-statistic meta:object-count="64"/>
  </office:meta>
</office:document-meta>
</file>